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top" draw:auto-grow-height="false" fo:min-height="3.35cm" fo:min-width="16.4cm"/>
    </style:style>
    <style:style style:name="gr2" style:family="graphic" style:parent-style-name="standard">
      <style:graphic-properties svg:stroke-color="#ffffff" draw:fill-color="#dddddd" draw:textarea-horizontal-align="justify" draw:textarea-vertical-align="top" draw:auto-grow-height="false" fo:min-height="2.45cm" fo:min-width="16.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4.15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5.35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38cm" fo:min-width="4.1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15.0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9cm" svg:height="3.6cm" svg:x="2.4cm" svg:y="8.2cm">
          <text:p text:style-name="P1">Persist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2.7cm" svg:x="2.4cm" svg:y="1.4cm">
          <text:p text:style-name="P1">Data sou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8cm" svg:height="1.5cm" svg:x="2.9cm" svg:y="2.3cm">
          <text:p text:style-name="P3">OpenStreetMa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8cm" svg:height="1.5cm" svg:x="8.452cm" svg:y="2.3cm">
          <text:p text:style-name="P3">GTF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4.8cm" svg:height="1.5cm" svg:x="14cm" svg:y="2.3cm">
          <text:p text:style-name="P3">A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9cm" svg:height="2.7cm" svg:x="2.4cm" svg:y="5cm">
          <text:p text:style-name="P1">Network 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6cm" svg:height="1.5cm" svg:x="4.4cm" svg:y="5.9cm">
          <text:p text:style-name="P3">Network 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6cm" svg:height="1.5cm" svg:x="11.2cm" svg:y="5.9cm">
          <text:p text:style-name="P3">Passenger Tri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7" draw:id="id7" draw:layer="layout" svg:width="4.6cm" svg:height="2.7cm" svg:x="11.2cm" svg:y="8.9cm">
          <text:p text:style-name="P3">Compact<text:line-break/>Representati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6" draw:id="id6" draw:layer="layout" svg:width="4.6cm" svg:height="2.7cm" svg:x="5.8cm" svg:y="8.9cm">
          <text:p text:style-name="P3">Traditional<text:line-break/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8" draw:id="id8" draw:layer="layout" svg:width="15.7cm" svg:height="1.5cm" svg:x="3cm" svg:y="12.971cm">
          <text:p text:style-name="P3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15.7cm" svg:height="1.5cm" svg:x="3cm" svg:y="15.4cm">
          <text:p text:style-name="P3">User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.3cm" svg:y1="3.8cm" svg:x2="7.4cm" svg:y2="5.9cm" draw:start-shape="id1" draw:start-glue-point="2" draw:end-shape="id2" svg:d="M5300 3800v1051h2100v1049" svg:viewBox="0 0 2101 2101">
          <text:p/>
        </draw:connector>
        <draw:connector draw:style-name="gr7" draw:text-style-name="P5" draw:layer="layout" svg:x1="10.852cm" svg:y1="3.8cm" svg:x2="7.4cm" svg:y2="5.9cm" draw:start-shape="id3" draw:start-glue-point="2" draw:end-shape="id2" draw:end-glue-point="0" svg:d="M10852 3800v1051h-3452v1049" svg:viewBox="0 0 3453 2101">
          <text:p/>
        </draw:connector>
        <draw:connector draw:style-name="gr7" draw:text-style-name="P5" draw:layer="layout" svg:x1="16.4cm" svg:y1="3.8cm" svg:x2="14.2cm" svg:y2="5.9cm" draw:start-shape="id4" draw:start-glue-point="2" draw:end-shape="id5" draw:end-glue-point="0" svg:d="M16400 3800v1051h-2200v1049" svg:viewBox="0 0 2201 2101">
          <text:p/>
        </draw:connector>
        <draw:connector draw:style-name="gr7" draw:text-style-name="P5" draw:layer="layout" svg:x1="7.4cm" svg:y1="7.4cm" svg:x2="8.1cm" svg:y2="8.9cm" draw:start-shape="id2" draw:start-glue-point="2" draw:end-shape="id6" draw:end-glue-point="5" svg:d="M7400 7400v751h700v749" svg:viewBox="0 0 701 1501">
          <text:p/>
        </draw:connector>
        <draw:connector draw:style-name="gr7" draw:text-style-name="P5" draw:layer="layout" svg:x1="14.2cm" svg:y1="7.4cm" svg:x2="13.5cm" svg:y2="8.9cm" draw:start-shape="id5" draw:start-glue-point="2" draw:end-shape="id7" draw:end-glue-point="5" svg:d="M14200 7400v751h-700v749" svg:viewBox="0 0 701 1501">
          <text:p/>
        </draw:connector>
        <draw:connector draw:style-name="gr7" draw:text-style-name="P5" draw:layer="layout" svg:x1="8.1cm" svg:y1="11.6cm" svg:x2="10.85cm" svg:y2="12.971cm" draw:start-shape="id6" draw:start-glue-point="7" draw:end-shape="id8" draw:end-glue-point="0" svg:d="M8100 11600v686h2750v685" svg:viewBox="0 0 2751 1372">
          <text:p/>
        </draw:connector>
        <draw:connector draw:style-name="gr7" draw:text-style-name="P5" draw:layer="layout" svg:x1="13.5cm" svg:y1="11.6cm" svg:x2="10.85cm" svg:y2="12.971cm" draw:start-shape="id7" draw:start-glue-point="7" draw:end-shape="id8" draw:end-glue-point="0" svg:d="M13500 11600v686h-2650v685" svg:viewBox="0 0 2651 1372">
          <text:p/>
        </draw:connector>
        <draw:connector draw:style-name="gr7" draw:text-style-name="P5" draw:layer="layout" svg:x1="10.85cm" svg:y1="14.471cm" svg:x2="10.85cm" svg:y2="15.4cm" draw:start-shape="id8" draw:start-glue-point="2" draw:end-shape="id9" draw:end-glue-point="0" svg:d="M10850 14471v929" svg:viewBox="0 0 1 9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1:14:00.930000000</meta:creation-date>
    <dc:date>2019-11-04T11:45:10.595000000</dc:date>
    <meta:editing-duration>PT31M1S</meta:editing-duration>
    <meta:editing-cycles>18</meta:editing-cycles>
    <meta:generator>LibreOffice/6.0.4.2$Windows_X86_64 LibreOffice_project/9b0d9b32d5dcda91d2f1a96dc04c645c450872bf</meta:generator>
    <meta:document-statistic meta:object-count="20"/>
  </office:meta>
</office:document-meta>
</file>